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089" officeooo:paragraph-rsid="00072089"/>
    </style:style>
    <style:style style:name="P2" style:family="paragraph" style:parent-style-name="Standard">
      <style:text-properties officeooo:rsid="00082c02" officeooo:paragraph-rsid="00082c02"/>
    </style:style>
    <style:style style:name="P3" style:family="paragraph" style:parent-style-name="Standard" style:list-style-name="L1">
      <style:text-properties officeooo:rsid="00082c02" officeooo:paragraph-rsid="00082c02"/>
    </style:style>
    <style:style style:name="P4" style:family="paragraph" style:parent-style-name="Standard" style:list-style-name="L1">
      <style:text-properties officeooo:rsid="00091c48" officeooo:paragraph-rsid="00091c48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0aa8b6" officeooo:paragraph-rsid="000aa8b6" style:font-style-asian="italic" style:font-style-complex="italic"/>
    </style:style>
    <style:style style:name="P6" style:family="paragraph" style:parent-style-name="Standard" style:list-style-name="L1">
      <style:text-properties officeooo:rsid="000f1131" officeooo:paragraph-rsid="000f1131"/>
    </style:style>
    <style:style style:name="P7" style:family="paragraph" style:parent-style-name="Standard" style:list-style-name="L1">
      <style:text-properties officeooo:rsid="00150987" officeooo:paragraph-rsid="00150987"/>
    </style:style>
    <style:style style:name="P8" style:family="paragraph" style:parent-style-name="Standard">
      <style:text-properties officeooo:rsid="00150987" officeooo:paragraph-rsid="00150987"/>
    </style:style>
    <style:style style:name="P9" style:family="paragraph" style:parent-style-name="Standard">
      <style:text-properties officeooo:rsid="0018a704" officeooo:paragraph-rsid="0018a704"/>
    </style:style>
    <style:style style:name="P10" style:family="paragraph" style:parent-style-name="Standard" style:list-style-name="L2">
      <style:text-properties officeooo:rsid="0018a704" officeooo:paragraph-rsid="0018a704"/>
    </style:style>
    <style:style style:name="P11" style:family="paragraph" style:parent-style-name="Standard">
      <style:text-properties fo:font-weight="bold" officeooo:rsid="00082c02" officeooo:paragraph-rsid="00082c02" style:font-weight-asian="bold" style:font-weight-complex="bold"/>
    </style:style>
    <style:style style:name="P12" style:family="paragraph" style:parent-style-name="Standard">
      <style:text-properties fo:font-weight="bold" officeooo:rsid="0018a704" officeooo:paragraph-rsid="0018a704" style:font-weight-asian="bold" style:font-weight-complex="bold"/>
    </style:style>
    <style:style style:name="P13" style:family="paragraph" style:parent-style-name="Standard" style:list-style-name="L2">
      <style:text-properties officeooo:rsid="001acfe5" officeooo:paragraph-rsid="001acfe5"/>
    </style:style>
    <style:style style:name="P14" style:family="paragraph" style:parent-style-name="Standard" style:list-style-name="L1">
      <style:text-properties officeooo:rsid="001c5f3d" officeooo:paragraph-rsid="001c5f3d"/>
    </style:style>
    <style:style style:name="P15" style:family="paragraph" style:parent-style-name="Standard" style:list-style-name="L2">
      <style:text-properties officeooo:rsid="001e9239" officeooo:paragraph-rsid="001e9239"/>
    </style:style>
    <style:style style:name="P16" style:family="paragraph" style:parent-style-name="Standard" style:list-style-name="L1">
      <style:text-properties officeooo:rsid="002017e7" officeooo:paragraph-rsid="002017e7"/>
    </style:style>
    <style:style style:name="T1" style:family="text">
      <style:text-properties officeooo:rsid="0011014d"/>
    </style:style>
    <style:style style:name="T2" style:family="text">
      <style:text-properties officeooo:rsid="0012e96b"/>
    </style:style>
    <style:style style:name="T3" style:family="text">
      <style:text-properties officeooo:rsid="00140043"/>
    </style:style>
    <style:style style:name="T4" style:family="text">
      <style:text-properties officeooo:rsid="0016f895"/>
    </style:style>
    <style:style style:name="T5" style:family="text">
      <style:text-properties officeooo:rsid="001a3400"/>
    </style:style>
    <style:style style:name="T6" style:family="text">
      <style:text-properties officeooo:rsid="001d9135"/>
    </style:style>
    <style:style style:name="T7" style:family="text">
      <style:text-properties officeooo:rsid="001e9239"/>
    </style:style>
    <style:style style:name="T8" style:family="text">
      <style:text-properties officeooo:rsid="002048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zer uma lista com os serviços escolhidos com preço para implantação.</text:p>
      <text:p text:style-name="P1"/>
      <text:p text:style-name="P1">Fazer um elo confiável entre o consumidor e o fornecedor.</text:p>
      <text:p text:style-name="P1"/>
      <text:p text:style-name="P11">Fornecedor</text:p>
      <text:p text:style-name="P2"/>
      <text:list xml:id="list1035890732" text:style-name="L1">
        <text:list-item>
          <text:p text:style-name="P3">Acuracidade de estoque;</text:p>
        </text:list-item>
        <text:list-item>
          <text:p text:style-name="P3">Sistema amigável e intuitivo, fácil de usar <text:span text:style-name="T5">e apresentar </text:span><text:span text:style-name="T7">adequadamente </text:span><text:span text:style-name="T5">os produtos</text:span>;</text:p>
        </text:list-item>
        <text:list-item>
          <text:p text:style-name="P4">Facilidade de comprar - <text:span text:style-name="T1">carrinho</text:span>;</text:p>
        </text:list-item>
        <text:list-item>
          <text:p text:style-name="P4">Facilidade de receber – <text:span text:style-name="T1">logística e </text:span><text:span text:style-name="T2">acompanhamento do </text:span><text:span text:style-name="T1">roteiro d</text:span><text:span text:style-name="T2">e</text:span><text:span text:style-name="T1"> pedido</text:span>;</text:p>
        </text:list-item>
        <text:list-item>
          <text:p text:style-name="P6">Setorização de produtos – <text:span text:style-name="T8">exemplo</text:span> <text:span text:style-name="T3">HDs e SSD, masculino, feminino, infantil</text:span>;</text:p>
        </text:list-item>
        <text:list-item>
          <text:p text:style-name="P4">Pós venda – telefones de contato, chat, área de reclamações;</text:p>
        </text:list-item>
        <text:list-item>
          <text:p text:style-name="P7">Financeiro – <text:span text:style-name="T6">pagamentos, </text:span>consulta de débitos <text:span text:style-name="T4">e parcelamentos, emissão de boleto e Nfs;</text:span></text:p>
        </text:list-item>
        <text:list-item>
          <text:p text:style-name="P14">Área de parceiros;</text:p>
        </text:list-item>
        <text:list-item>
          <text:p text:style-name="P16">FAQ;</text:p>
        </text:list-item>
      </text:list>
      <text:p text:style-name="P8"/>
      <text:p text:style-name="P12">Consumidor</text:p>
      <text:p text:style-name="P9"/>
      <text:list xml:id="list1239315767" text:style-name="L2">
        <text:list-item>
          <text:p text:style-name="P13">Cadastro;</text:p>
        </text:list-item>
        <text:list-item>
          <text:p text:style-name="P15">Aceitar o termo de responsabilidade;</text:p>
        </text:list-item>
        <text:list-item>
          <text:p text:style-name="P10">Comprar;</text:p>
        </text:list-item>
        <text:list-item>
          <text:p text:style-name="P10">Pagar;</text:p>
        </text:list-item>
        <text:list-item>
          <text:p text:style-name="P10">Controlar os débitos;</text:p>
        </text:list-item>
        <text:list-item>
          <text:p text:style-name="P13"/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6T09:49:16.224000000</dc:date>
    <meta:editing-duration>PT1H31M13S</meta:editing-duration>
    <meta:editing-cycles>20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9" meta:word-count="114" meta:character-count="696" meta:non-whitespace-character-count="611"/>
  </office:meta>
</office:document-meta>
</file>